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joshi_searn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un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1619" calcext:value-type="float">
            <text:p>16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5]+[.C12]+[.C19]+[.C26]+[.C33])/5" office:value-type="float" office:value="1" calcext:value-type="float">
            <text:p>1</text:p>
          </table:table-cell>
          <table:table-cell table:formula="of:=([.D5]+[.D12]+[.D19]+[.D26]+[.D33])/5" office:value-type="float" office:value="0.992" calcext:value-type="float">
            <text:p>0.992</text:p>
          </table:table-cell>
          <table:table-cell table:formula="of:=([.E5]+[.E12]+[.E19]+[.E26]+[.E33])/5" office:value-type="float" office:value="0.998" calcext:value-type="float">
            <text:p>0.99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422" calcext:value-type="float">
            <text:p>114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6]+[.C13]+[.C20]+[.C27]+[.C34])/5" office:value-type="float" office:value="1" calcext:value-type="float">
            <text:p>1</text:p>
          </table:table-cell>
          <table:table-cell table:formula="of:=([.D6]+[.D13]+[.D20]+[.D27]+[.D34])/5" office:value-type="float" office:value="1" calcext:value-type="float">
            <text:p>1</text:p>
          </table:table-cell>
          <table:table-cell table:formula="of:=([.E6]+[.E13]+[.E20]+[.E27]+[.E34])/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041" calcext:value-type="float">
            <text:p>1304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7995991983968" calcext:value-type="float">
            <text:p>0.997995992</text:p>
          </table:table-cell>
        </table:table-row>
        <table:table-row table:style-name="ro1">
          <table:table-cell office:value-type="string" calcext:value-type="string">
            <text:p>run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table table:name="buschmeier_searn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un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1619" calcext:value-type="float">
            <text:p>16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5]+[.C12]+[.C19]+[.C26]+[.C33])/5" office:value-type="float" office:value="0.352" calcext:value-type="float">
            <text:p>0.352</text:p>
          </table:table-cell>
          <table:table-cell table:formula="of:=([.D5]+[.D12]+[.D19]+[.D26]+[.D33])/5" office:value-type="float" office:value="0.184" calcext:value-type="float">
            <text:p>0.184</text:p>
          </table:table-cell>
          <table:table-cell table:formula="of:=([.E5]+[.E12]+[.E19]+[.E26]+[.E33])/5" office:value-type="float" office:value="0.22" calcext:value-type="float">
            <text:p>0.2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11422" calcext:value-type="float">
            <text:p>114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6]+[.C13]+[.C20]+[.C27]+[.C34])/5" office:value-type="float" office:value="0.892" calcext:value-type="float">
            <text:p>0.892</text:p>
          </table:table-cell>
          <table:table-cell table:formula="of:=([.D6]+[.D13]+[.D20]+[.D27]+[.D34])/5" office:value-type="float" office:value="0.926" calcext:value-type="float">
            <text:p>0.926</text:p>
          </table:table-cell>
          <table:table-cell table:formula="of:=([.E6]+[.E13]+[.E20]+[.E27]+[.E34])/5" office:value-type="float" office:value="0.906" calcext:value-type="float">
            <text:p>0.90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13041" calcext:value-type="float">
            <text:p>13041</text:p>
          </table:table-cell>
          <table:table-cell table:number-columns-repeated="6"/>
          <table:table-cell table:formula="of:=([.D8]+[.D15]+[.D22]+[.D29]+[.D36])/5" office:value-type="float" office:value="0.824" calcext:value-type="float">
            <text:p>0.824</text:p>
          </table:table-cell>
          <table:table-cell table:formula="of:=([.E8]+[.E15]+[.E22]+[.E29]+[.E36])/5" office:value-type="float" office:value="0.838" calcext:value-type="float">
            <text:p>0.838</text:p>
          </table:table-cell>
          <table:table-cell table:formula="of:=([.F8]+[.F15]+[.F22]+[.F29]+[.F36])/5"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run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0.81" calcext:value-type="float">
            <text:p>0.81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table table:name="buschmeier_svmus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91" calcext:value-type="float">
            <text:p>0.91</text:p>
          </table:table-cell>
          <table:table-cell office:value-type="float" office:value="0.28" calcext:value-type="float">
            <text:p>0.28</text:p>
          </table:table-cell>
          <table:table-cell office:value-type="float" office:value="1619" calcext:value-type="float">
            <text:p>16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5]+[.C12]+[.C19]+[.C26]+[.C33])/5" office:value-type="float" office:value="0.156" calcext:value-type="float">
            <text:p>0.156</text:p>
          </table:table-cell>
          <table:table-cell table:formula="of:=([.D5]+[.D12]+[.D19]+[.D26]+[.D33])/5" office:value-type="float" office:value="0.872" calcext:value-type="float">
            <text:p>0.872</text:p>
          </table:table-cell>
          <table:table-cell table:formula="of:=([.E5]+[.E12]+[.E19]+[.E26]+[.E33])/5" office:value-type="float" office:value="0.264" calcext:value-type="float">
            <text:p>0.264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11422" calcext:value-type="float">
            <text:p>114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6]+[.C13]+[.C20]+[.C27]+[.C34])/5" office:value-type="float" office:value="0.948" calcext:value-type="float">
            <text:p>0.948</text:p>
          </table:table-cell>
          <table:table-cell table:formula="of:=([.D6]+[.D13]+[.D20]+[.D27]+[.D34])/5" office:value-type="float" office:value="0.34" calcext:value-type="float">
            <text:p>0.34</text:p>
          </table:table-cell>
          <table:table-cell table:formula="of:=([.E6]+[.E13]+[.E20]+[.E27]+[.E34])/5" office:value-type="float" office:value="0.496" calcext:value-type="float">
            <text:p>0.49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7" calcext:value-type="float">
            <text:p>0.87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13041" calcext:value-type="float">
            <text:p>13041</text:p>
          </table:table-cell>
          <table:table-cell table:number-columns-repeated="6"/>
          <table:table-cell table:formula="of:=([.D8]+[.D15]+[.D22]+[.D29]+[.D36])/5" office:value-type="float" office:value="0.854" calcext:value-type="float">
            <text:p>0.854</text:p>
          </table:table-cell>
          <table:table-cell table:formula="of:=([.E8]+[.E15]+[.E22]+[.E29]+[.E36])/5" office:value-type="float" office:value="0.406" calcext:value-type="float">
            <text:p>0.406</text:p>
          </table:table-cell>
          <table:table-cell table:formula="of:=([.F8]+[.F15]+[.F22]+[.F29]+[.F36])/5" office:value-type="float" office:value="0.468" calcext:value-type="float">
            <text:p>0.46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82" calcext:value-type="float">
            <text:p>0.82</text:p>
          </table:table-cell>
          <table:table-cell office:value-type="float" office:value="0.2" calcext:value-type="float">
            <text:p>0.2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7" calcext:value-type="float">
            <text:p>0.97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6" calcext:value-type="float">
            <text:p>0.96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7" calcext:value-type="float">
            <text:p>0.87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32" calcext:value-type="float">
            <text:p>0.32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3" calcext:value-type="float">
            <text:p>0.93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2" calcext:value-type="float">
            <text:p>0.82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87" calcext:value-type="float">
            <text:p>0.87</text:p>
          </table:table-cell>
          <table:table-cell office:value-type="float" office:value="0.27" calcext:value-type="float">
            <text:p>0.27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2" calcext:value-type="float">
            <text:p>0.92</text:p>
          </table:table-cell>
          <table:table-cell office:value-type="float" office:value="0.25" calcext:value-type="float">
            <text:p>0.25</text:p>
          </table:table-cell>
          <table:table-cell office:value-type="float" office:value="0.39" calcext:value-type="float">
            <text:p>0.39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1" calcext:value-type="float">
            <text:p>0.81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table table:name="gonzalez_svmhmm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office:value-type="float" office:value="1619" calcext:value-type="float">
            <text:p>16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4]+[.C11]+[.C18]+[.C25]+[.C32])/5" office:value-type="float" office:value="0.476" calcext:value-type="float">
            <text:p>0.476</text:p>
          </table:table-cell>
          <table:table-cell table:formula="of:=([.D4]+[.D11]+[.D18]+[.D25]+[.D32])/5" office:value-type="float" office:value="0.08" calcext:value-type="float">
            <text:p>0.08</text:p>
          </table:table-cell>
          <table:table-cell table:formula="of:=([.E4]+[.E11]+[.E18]+[.E25]+[.E32])/5" office:value-type="float" office:value="0.134" calcext:value-type="float">
            <text:p>0.13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11422" calcext:value-type="float">
            <text:p>114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5]+[.C12]+[.C19]+[.C26]+[.C33])/5" office:value-type="float" office:value="0.882" calcext:value-type="float">
            <text:p>0.882</text:p>
          </table:table-cell>
          <table:table-cell table:formula="of:=([.D5]+[.D12]+[.D19]+[.D26]+[.D33])/5" office:value-type="float" office:value="0.984" calcext:value-type="float">
            <text:p>0.984</text:p>
          </table:table-cell>
          <table:table-cell table:formula="of:=([.E5]+[.E12]+[.E19]+[.E26]+[.E33])/5" office:value-type="float" office:value="0.93" calcext:value-type="float">
            <text:p>0.9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13041" calcext:value-type="float">
            <text:p>13041</text:p>
          </table:table-cell>
          <table:table-cell table:number-columns-repeated="6"/>
          <table:table-cell table:formula="of:=([.D7]+[.D14]+[.D21]+[.D28]+[.D35])/5" office:value-type="float" office:value="0.834" calcext:value-type="float">
            <text:p>0.834</text:p>
          </table:table-cell>
          <table:table-cell table:formula="of:=([.E7]+[.E14]+[.E21]+[.E28]+[.E35])/5" office:value-type="float" office:value="0.874" calcext:value-type="float">
            <text:p>0.874</text:p>
          </table:table-cell>
          <table:table-cell table:formula="of:=([.F7]+[.F14]+[.F21]+[.F28]+[.F35])/5" office:value-type="float" office:value="0.83" calcext:value-type="float">
            <text:p>0.8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table table:name="Summary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Gonzalez Ibanez</text:p>
          </table:table-cell>
          <table:table-cell table:number-columns-repeated="6"/>
          <table:table-cell office:value-type="string" calcext:value-type="string">
            <text:p>Buschmeier</text:p>
          </table:table-cell>
          <table:table-cell/>
          <table:table-cell table:style-name="ce1" table:number-columns-spanned="4" table:number-rows-spanned="1"/>
          <table:covered-table-cell table:number-columns-repeated="3"/>
          <table:table-cell/>
          <table:table-cell office:value-type="string" calcext:value-type="string">
            <text:p>Joshi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VM-HMM</text:p>
          </table:table-cell>
          <table:table-cell office:value-type="float" office:value="1" calcext:value-type="float">
            <text:p>1</text:p>
          </table:table-cell>
          <table:table-cell office:value-type="float" office:value="0.476" calcext:value-type="float">
            <text:p>0.476</text:p>
          </table:table-cell>
          <table:table-cell office:value-type="float" office:value="0.08" calcext:value-type="float">
            <text:p>0.08</text:p>
          </table:table-cell>
          <table:table-cell office:value-type="float" office:value="0.134" calcext:value-type="float">
            <text:p>0.134</text:p>
          </table:table-cell>
          <table:table-cell table:number-columns-repeated="2"/>
          <table:table-cell office:value-type="string" calcext:value-type="string">
            <text:p>SVM-HMM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6" calcext:value-type="float">
            <text:p>0.116</text:p>
          </table:table-cell>
          <table:table-cell/>
          <table:table-cell table:style-name="ce3"/>
          <table:table-cell office:value-type="string" calcext:value-type="string">
            <text:p>SVM-HMM</text:p>
          </table:table-cell>
          <table:table-cell office:value-type="float" office:value="1" calcext:value-type="float">
            <text:p>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24" calcext:value-type="float">
            <text:p>0.824</text:p>
          </table:table-cell>
          <table:table-cell office:value-type="float" office:value="0.846" calcext:value-type="float">
            <text:p>0.84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82" calcext:value-type="float">
            <text:p>0.882</text:p>
          </table:table-cell>
          <table:table-cell office:value-type="float" office:value="0.984" calcext:value-type="float">
            <text:p>0.984</text:p>
          </table:table-cell>
          <table:table-cell office:value-type="float" office:value="0.93" calcext:value-type="float">
            <text:p>0.9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82" calcext:value-type="float">
            <text:p>0.882</text:p>
          </table:table-cell>
          <table:table-cell office:value-type="float" office:value="0.99" calcext:value-type="float">
            <text:p>0.99</text:p>
          </table:table-cell>
          <table:table-cell office:value-type="float" office:value="0.932" calcext:value-type="float">
            <text:p>0.93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978" calcext:value-type="float">
            <text:p>0.978</text:p>
          </table:table-cell>
          <table:table-cell office:value-type="float" office:value="0.986" calcext:value-type="float">
            <text:p>0.986</text:p>
          </table:table-cell>
          <table:table-cell office:value-type="float" office:value="0.982" calcext:value-type="float">
            <text:p>0.982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float" office:value="0.834" calcext:value-type="float">
            <text:p>0.834</text:p>
          </table:table-cell>
          <table:table-cell office:value-type="float" office:value="0.874" calcext:value-type="float">
            <text:p>0.874</text:p>
          </table:table-cell>
          <table:table-cell office:value-type="float" office:value="0.83" calcext:value-type="float">
            <text:p>0.83</text:p>
          </table:table-cell>
          <table:table-cell table:number-columns-repeated="4"/>
          <table:table-cell office:value-type="float" office:value="0.842" calcext:value-type="float">
            <text:p>0.842</text:p>
          </table:table-cell>
          <table:table-cell office:value-type="float" office:value="0.878" calcext:value-type="float">
            <text:p>0.878</text:p>
          </table:table-cell>
          <table:table-cell office:value-type="float" office:value="0.832" calcext:value-type="float">
            <text:p>0.832</text:p>
          </table:table-cell>
          <table:table-cell table:number-columns-repeated="4"/>
          <table:table-cell table:number-columns-repeated="3" office:value-type="float" office:value="0.966" calcext:value-type="float">
            <text:p>0.966</text:p>
          </table:table-cell>
        </table:table-row>
        <table:table-row table:style-name="ro1">
          <table:table-cell table:number-columns-repeated="13"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CRF</text:p>
          </table:table-cell>
          <table:table-cell office:value-type="float" office:value="1" calcext:value-type="float">
            <text:p>1</text:p>
          </table:table-cell>
          <table:table-cell office:value-type="float" office:value="0.138" calcext:value-type="float">
            <text:p>0.138</text:p>
          </table:table-cell>
          <table:table-cell office:value-type="float" office:value="0.03" calcext:value-type="float">
            <text:p>0.03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  <table:table-cell office:value-type="string" calcext:value-type="string">
            <text:p>CRF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148" calcext:value-type="float">
            <text:p>0.14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CRF</text:p>
          </table:table-cell>
          <table:table-cell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48" calcext:value-type="float">
            <text:p>0.848</text:p>
          </table:table-cell>
          <table:table-cell office:value-type="float" office:value="0.97" calcext:value-type="float">
            <text:p>0.97</text:p>
          </table:table-cell>
          <table:table-cell office:value-type="float" office:value="0.908" calcext:value-type="float">
            <text:p>0.9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972" calcext:value-type="float">
            <text:p>0.972</text:p>
          </table:table-cell>
          <table:table-cell office:value-type="float" office:value="0.908" calcext:value-type="float">
            <text:p>0.9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74" calcext:value-type="float">
            <text:p>0.874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float" office:value="0.742" calcext:value-type="float">
            <text:p>0.742</text:p>
          </table:table-cell>
          <table:table-cell office:value-type="float" office:value="0.83" calcext:value-type="float">
            <text:p>0.83</text:p>
          </table:table-cell>
          <table:table-cell office:value-type="float" office:value="0.774" calcext:value-type="float">
            <text:p>0.774</text:p>
          </table:table-cell>
          <table:table-cell table:number-columns-repeated="4"/>
          <table:table-cell office:value-type="float" office:value="0.742" calcext:value-type="float">
            <text:p>0.742</text:p>
          </table:table-cell>
          <table:table-cell office:value-type="float" office:value="0.826" calcext:value-type="float">
            <text:p>0.826</text:p>
          </table:table-cell>
          <table:table-cell office:value-type="float" office:value="0.776" calcext:value-type="float">
            <text:p>0.776</text:p>
          </table:table-cell>
          <table:table-cell table:number-columns-repeated="4"/>
          <table:table-cell office:value-type="float" office:value="0.74" calcext:value-type="float">
            <text:p>0.74</text:p>
          </table:table-cell>
          <table:table-cell office:value-type="float" office:value="0.776" calcext:value-type="float">
            <text:p>0.776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VM_Undersampled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96" calcext:value-type="float">
            <text:p>0.96</text:p>
          </table:table-cell>
          <table:table-cell office:value-type="float" office:value="0.242" calcext:value-type="float">
            <text:p>0.242</text:p>
          </table:table-cell>
          <table:table-cell table:number-columns-repeated="2"/>
          <table:table-cell office:value-type="string" calcext:value-type="string">
            <text:p>SVM_Undersampled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office:value-type="float" office:value="0.872" calcext:value-type="float">
            <text:p>0.872</text:p>
          </table:table-cell>
          <table:table-cell office:value-type="float" office:value="0.264" calcext:value-type="float">
            <text:p>0.264</text:p>
          </table:table-cell>
          <table:table-cell table:number-columns-repeated="2"/>
          <table:table-cell office:value-type="string" calcext:value-type="string">
            <text:p>SVM_Undersampled</text:p>
          </table:table-cell>
          <table:table-cell office:value-type="float" office:value="1" calcext:value-type="float">
            <text:p>1</text:p>
          </table:table-cell>
          <table:table-cell office:value-type="float" office:value="0.514" calcext:value-type="float">
            <text:p>0.514</text:p>
          </table:table-cell>
          <table:table-cell office:value-type="float" office:value="0.986" calcext:value-type="float">
            <text:p>0.986</text:p>
          </table:table-cell>
          <table:table-cell office:value-type="float" office:value="0.674" calcext:value-type="float">
            <text:p>0.67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64" calcext:value-type="float">
            <text:p>0.964</text:p>
          </table:table-cell>
          <table:table-cell office:value-type="float" office:value="0.162" calcext:value-type="float">
            <text:p>0.162</text:p>
          </table:table-cell>
          <table:table-cell office:value-type="float" office:value="0.27" calcext:value-type="float">
            <text:p>0.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948" calcext:value-type="float">
            <text:p>0.948</text:p>
          </table:table-cell>
          <table:table-cell office:value-type="float" office:value="0.34" calcext:value-type="float">
            <text:p>0.34</text:p>
          </table:table-cell>
          <table:table-cell office:value-type="float" office:value="0.496" calcext:value-type="float">
            <text:p>0.4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72" calcext:value-type="float">
            <text:p>0.872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float" office:value="0.864" calcext:value-type="float">
            <text:p>0.864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table:number-columns-repeated="4"/>
          <table:table-cell office:value-type="float" office:value="0.854" calcext:value-type="float">
            <text:p>0.85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68" calcext:value-type="float">
            <text:p>0.468</text:p>
          </table:table-cell>
          <table:table-cell table:number-columns-repeated="4"/>
          <table:table-cell office:value-type="float" office:value="0.94" calcext:value-type="float">
            <text:p>0.94</text:p>
          </table:table-cell>
          <table:table-cell office:value-type="float" office:value="0.886" calcext:value-type="float">
            <text:p>0.886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VM_Oversampled</text:p>
          </table:table-cell>
          <table:table-cell office:value-type="float" office:value="1" calcext:value-type="float">
            <text:p>1</text:p>
          </table:table-cell>
          <table:table-cell office:value-type="float" office:value="0.282" calcext:value-type="float">
            <text:p>0.282</text:p>
          </table:table-cell>
          <table:table-cell office:value-type="float" office:value="0.56" calcext:value-type="float">
            <text:p>0.56</text:p>
          </table:table-cell>
          <table:table-cell office:value-type="float" office:value="0.368" calcext:value-type="float">
            <text:p>0.368</text:p>
          </table:table-cell>
          <table:table-cell table:number-columns-repeated="2"/>
          <table:table-cell office:value-type="string" calcext:value-type="string">
            <text:p>SVM_Oversampled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504" calcext:value-type="float">
            <text:p>0.504</text:p>
          </table:table-cell>
          <table:table-cell office:value-type="float" office:value="0.376" calcext:value-type="float">
            <text:p>0.376</text:p>
          </table:table-cell>
          <table:table-cell table:number-columns-repeated="2"/>
          <table:table-cell office:value-type="string" calcext:value-type="string">
            <text:p>SVM_Oversampled</text:p>
          </table:table-cell>
          <table:table-cell office:value-type="float" office:value="1" calcext:value-type="float">
            <text:p>1</text:p>
          </table:table-cell>
          <table:table-cell office:value-type="float" office:value="0.726" calcext:value-type="float">
            <text:p>0.72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24" calcext:value-type="float">
            <text:p>0.924</text:p>
          </table:table-cell>
          <table:table-cell office:value-type="float" office:value="0.786" calcext:value-type="float">
            <text:p>0.786</text:p>
          </table:table-cell>
          <table:table-cell office:value-type="float" office:value="0.848" calcext:value-type="float">
            <text:p>0.8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.92</text:p>
          </table:table-cell>
          <table:table-cell office:value-type="float" office:value="0.818" calcext:value-type="float">
            <text:p>0.818</text:p>
          </table:table-cell>
          <table:table-cell office:value-type="float" office:value="0.866" calcext:value-type="float">
            <text:p>0.86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994" calcext:value-type="float">
            <text:p>0.994</text:p>
          </table:table-cell>
          <table:table-cell office:value-type="float" office:value="0.948" calcext:value-type="float">
            <text:p>0.948</text:p>
          </table:table-cell>
          <table:table-cell office:value-type="float" office:value="0.972" calcext:value-type="float">
            <text:p>0.972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float" office:value="0.846" calcext:value-type="float">
            <text:p>0.846</text:p>
          </table:table-cell>
          <table:table-cell office:value-type="float" office:value="0.756" calcext:value-type="float">
            <text:p>0.756</text:p>
          </table:table-cell>
          <table:table-cell office:value-type="float" office:value="0.79" calcext:value-type="float">
            <text:p>0.79</text:p>
          </table:table-cell>
          <table:table-cell table:number-columns-repeated="4"/>
          <table:table-cell office:value-type="float" office:value="0.846" calcext:value-type="float">
            <text:p>0.846</text:p>
          </table:table-cell>
          <table:table-cell office:value-type="float" office:value="0.778" calcext:value-type="float">
            <text:p>0.778</text:p>
          </table:table-cell>
          <table:table-cell office:value-type="float" office:value="0.804" calcext:value-type="float">
            <text:p>0.804</text:p>
          </table:table-cell>
          <table:table-cell table:number-columns-repeated="4"/>
          <table:table-cell office:value-type="float" office:value="0.958" calcext:value-type="float">
            <text:p>0.95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EARN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6" calcext:value-type="float">
            <text:p>0.236</text:p>
          </table:table-cell>
          <table:table-cell table:number-columns-repeated="2"/>
          <table:table-cell office:value-type="string" calcext:value-type="string">
            <text:p>SEARN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.352</text:p>
          </table:table-cell>
          <table:table-cell office:value-type="float" office:value="0.184" calcext:value-type="float">
            <text:p>0.184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string" calcext:value-type="string">
            <text:p>SEA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8" calcext:value-type="float">
            <text:p>0.99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0.914" calcext:value-type="float">
            <text:p>0.914</text:p>
          </table:table-cell>
          <table:table-cell office:value-type="float" office:value="0.902" calcext:value-type="float">
            <text:p>0.9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92" calcext:value-type="float">
            <text:p>0.892</text:p>
          </table:table-cell>
          <table:table-cell office:value-type="float" office:value="0.926" calcext:value-type="float">
            <text:p>0.926</text:p>
          </table:table-cell>
          <table:table-cell office:value-type="float" office:value="0.906" calcext:value-type="float">
            <text:p>0.9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float" office:value="0.82" calcext:value-type="float">
            <text:p>0.82</text:p>
          </table:table-cell>
          <table:table-cell office:value-type="float" office:value="0.824" calcext:value-type="float">
            <text:p>0.824</text:p>
          </table:table-cell>
          <table:table-cell office:value-type="float" office:value="0.818" calcext:value-type="float">
            <text:p>0.818</text:p>
          </table:table-cell>
          <table:table-cell table:number-columns-repeated="4"/>
          <table:table-cell office:value-type="float" office:value="0.824" calcext:value-type="float">
            <text:p>0.824</text:p>
          </table:table-cell>
          <table:table-cell office:value-type="float" office:value="0.838" calcext:value-type="float">
            <text:p>0.838</text:p>
          </table:table-cell>
          <table:table-cell office:value-type="float" office:value="0.824" calcext:value-type="float">
            <text:p>0.8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7995991983968" calcext:value-type="float">
            <text:p>0.99799599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6"/>
          <table:table-cell office:value-type="string" calcext:value-type="string">
            <text:p>NB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0.688" calcext:value-type="float">
            <text:p>0.688</text:p>
          </table:table-cell>
          <table:table-cell office:value-type="float" office:value="0.172" calcext:value-type="float">
            <text:p>0.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84" calcext:value-type="float">
            <text:p>0.284</text:p>
          </table:table-cell>
          <table:table-cell office:value-type="float" office:value="0.478" calcext:value-type="float">
            <text:p>0.478</text:p>
          </table:table-cell>
          <table:table-cell office:value-type="float" office:value="0.146" calcext:value-type="float">
            <text:p>0.14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48" calcext:value-type="float">
            <text:p>0.848</text:p>
          </table:table-cell>
          <table:table-cell office:value-type="float" office:value="0.22" calcext:value-type="float">
            <text:p>0.22</text:p>
          </table:table-cell>
          <table:table-cell office:value-type="float" office:value="0.348" calcext:value-type="float">
            <text:p>0.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44" calcext:value-type="float">
            <text:p>0.844</text:p>
          </table:table-cell>
          <table:table-cell office:value-type="float" office:value="0.434" calcext:value-type="float">
            <text:p>0.434</text:p>
          </table:table-cell>
          <table:table-cell office:value-type="float" office:value="0.534" calcext:value-type="float">
            <text:p>0.53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float" office:value="0.766" calcext:value-type="float">
            <text:p>0.7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8" calcext:value-type="float">
            <text:p>0.3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772" calcext:value-type="float">
            <text:p>0.772</text:p>
          </table:table-cell>
          <table:table-cell office:value-type="float" office:value="0.438" calcext:value-type="float">
            <text:p>0.438</text:p>
          </table:table-cell>
          <table:table-cell office:value-type="float" office:value="0.484" calcext:value-type="float">
            <text:p>0.484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Buschmeier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SVM (U)</text:p>
          </table:table-cell>
          <table:table-cell office:value-type="float" office:value="0.854" calcext:value-type="float">
            <text:p>0.85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68" calcext:value-type="float">
            <text:p>0.46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SVM (O)</text:p>
          </table:table-cell>
          <table:table-cell office:value-type="float" office:value="0.846" calcext:value-type="float">
            <text:p>0.846</text:p>
          </table:table-cell>
          <table:table-cell office:value-type="float" office:value="0.778" calcext:value-type="float">
            <text:p>0.778</text:p>
          </table:table-cell>
          <table:table-cell office:value-type="float" office:value="0.804" calcext:value-type="float">
            <text:p>0.8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aive Bayes</text:p>
          </table:table-cell>
          <table:table-cell office:value-type="float" office:value="0.766" calcext:value-type="float">
            <text:p>0.7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8" calcext:value-type="float">
            <text:p>0.32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SVM-HMM</text:p>
          </table:table-cell>
          <table:table-cell office:value-type="float" office:value="0.842" calcext:value-type="float">
            <text:p>0.842</text:p>
          </table:table-cell>
          <table:table-cell office:value-type="float" office:value="0.878" calcext:value-type="float">
            <text:p>0.878</text:p>
          </table:table-cell>
          <table:table-cell office:value-type="float" office:value="0.832" calcext:value-type="float">
            <text:p>0.83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SEARN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8" calcext:value-type="float">
            <text:p>0.838</text:p>
          </table:table-cell>
          <table:table-cell office:value-type="float" office:value="0.824" calcext:value-type="float">
            <text:p>0.824</text:p>
          </table:table-cell>
          <table:table-cell table:number-columns-repeated="10"/>
        </table:table-row>
      </table:table>
      <table:table table:name="gonzales_crf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C6]+[.C14]+[.C22]+[.C30]+[.C38])/5" office:value-type="float" office:value="0.138" calcext:value-type="float">
            <text:p>0.138</text:p>
          </table:table-cell>
          <table:table-cell table:formula="of:=([.D6]+[.D14]+[.D22]+[.D30]+[.D38])/5" office:value-type="float" office:value="0.03" calcext:value-type="float">
            <text:p>0.03</text:p>
          </table:table-cell>
          <table:table-cell table:formula="of:=([.E6]+[.E14]+[.E22]+[.E30]+[.E38])/5" office:value-type="float" office:value="0.046" calcext:value-type="float">
            <text:p>0.04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1619" calcext:value-type="float">
            <text:p>16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C7]+[.C15]+[.C23]+[.C31]+[.C39])/5" office:value-type="float" office:value="0.848" calcext:value-type="float">
            <text:p>0.848</text:p>
          </table:table-cell>
          <table:table-cell table:formula="of:=([.D7]+[.D15]+[.D23]+[.D31]+[.D39])/5" office:value-type="float" office:value="0.97" calcext:value-type="float">
            <text:p>0.97</text:p>
          </table:table-cell>
          <table:table-cell table:formula="of:=([.E7]+[.E15]+[.E23]+[.E31]+[.E39])/5" office:value-type="float" office:value="0.908" calcext:value-type="float">
            <text:p>0.90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11422" calcext:value-type="float">
            <text:p>1142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[.D9]+[.D17]+[.D25]+[.D33]+[.D41])/5" office:value-type="float" office:value="0.742" calcext:value-type="float">
            <text:p>0.742</text:p>
          </table:table-cell>
          <table:table-cell table:formula="of:=([.E9]+[.E17]+[.E25]+[.E33]+[.E41])/5" office:value-type="float" office:value="0.83" calcext:value-type="float">
            <text:p>0.83</text:p>
          </table:table-cell>
          <table:table-cell table:formula="of:=([.F9]+[.F17]+[.F25]+[.F33]+[.F41])/5" office:value-type="float" office:value="0.774" calcext:value-type="float">
            <text:p>0.77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13097" calcext:value-type="float">
            <text:p>1309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2924" calcext:value-type="float">
            <text:p>292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  <table:table-cell office:value-type="float" office:value="3367" calcext:value-type="float">
            <text:p>336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2959" calcext:value-type="float">
            <text:p>295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3547" calcext:value-type="float">
            <text:p>354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527" calcext:value-type="float">
            <text:p>5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2890" calcext:value-type="float">
            <text:p>289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0.71" calcext:value-type="float">
            <text:p>0.71</text:p>
          </table:table-cell>
          <table:table-cell office:value-type="float" office:value="3599" calcext:value-type="float">
            <text:p>3599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1619" calcext:value-type="float">
            <text:p>16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11422" calcext:value-type="float">
            <text:p>1142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13097" calcext:value-type="float">
            <text:p>13097</text:p>
          </table:table-cell>
          <table:table-cell table:number-columns-repeated="6"/>
        </table:table-row>
      </table:table>
      <table:table table:name="gonzales_svm_unders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96" calcext:value-type="float">
            <text:p>0.96</text:p>
          </table:table-cell>
          <table:table-cell office:value-type="float" office:value="0.26" calcext:value-type="float">
            <text:p>0.26</text:p>
          </table:table-cell>
          <table:table-cell office:value-type="float" office:value="1619" calcext:value-type="float">
            <text:p>16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5]+[.C12]+[.C19]+[.C26]+[.C33])/5" office:value-type="float" office:value="0.14" calcext:value-type="float">
            <text:p>0.14</text:p>
          </table:table-cell>
          <table:table-cell table:formula="of:=([.D5]+[.D12]+[.D19]+[.D26]+[.D33])/5" office:value-type="float" office:value="0.96" calcext:value-type="float">
            <text:p>0.96</text:p>
          </table:table-cell>
          <table:table-cell table:formula="of:=([.E5]+[.E12]+[.E19]+[.E26]+[.E33])/5" office:value-type="float" office:value="0.242" calcext:value-type="float">
            <text:p>0.242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7" calcext:value-type="float">
            <text:p>0.97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11422" calcext:value-type="float">
            <text:p>114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6]+[.C13]+[.C20]+[.C27]+[.C34])/5" office:value-type="float" office:value="0.964" calcext:value-type="float">
            <text:p>0.964</text:p>
          </table:table-cell>
          <table:table-cell table:formula="of:=([.D6]+[.D13]+[.D20]+[.D27]+[.D34])/5" office:value-type="float" office:value="0.162" calcext:value-type="float">
            <text:p>0.162</text:p>
          </table:table-cell>
          <table:table-cell table:formula="of:=([.E6]+[.E13]+[.E20]+[.E27]+[.E34])/5"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7" calcext:value-type="float">
            <text:p>0.87</text:p>
          </table:table-cell>
          <table:table-cell office:value-type="float" office:value="0.31" calcext:value-type="float">
            <text:p>0.31</text:p>
          </table:table-cell>
          <table:table-cell office:value-type="float" office:value="0.35" calcext:value-type="float">
            <text:p>0.35</text:p>
          </table:table-cell>
          <table:table-cell office:value-type="float" office:value="13041" calcext:value-type="float">
            <text:p>13041</text:p>
          </table:table-cell>
          <table:table-cell table:number-columns-repeated="6"/>
          <table:table-cell table:formula="of:=([.D8]+[.D15]+[.D22]+[.D29]+[.D36])/5" office:value-type="float" office:value="0.864" calcext:value-type="float">
            <text:p>0.864</text:p>
          </table:table-cell>
          <table:table-cell table:formula="of:=([.E8]+[.E15]+[.E22]+[.E29]+[.E36])/5" office:value-type="float" office:value="0.26" calcext:value-type="float">
            <text:p>0.26</text:p>
          </table:table-cell>
          <table:table-cell table:formula="of:=([.F8]+[.F15]+[.F22]+[.F29]+[.F36])/5" office:value-type="float" office:value="0.27" calcext:value-type="float">
            <text:p>0.2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18" calcext:value-type="float">
            <text:p>0.18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8" calcext:value-type="float">
            <text:p>0.98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91" calcext:value-type="float">
            <text:p>0.91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97" calcext:value-type="float">
            <text:p>0.97</text:p>
          </table:table-cell>
          <table:table-cell office:value-type="float" office:value="0.22" calcext:value-type="float">
            <text:p>0.22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7" calcext:value-type="float">
            <text:p>0.97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7" calcext:value-type="float">
            <text:p>0.87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0.96" calcext:value-type="float">
            <text:p>0.96</text:p>
          </table:table-cell>
          <table:table-cell office:value-type="float" office:value="0.29" calcext:value-type="float">
            <text:p>0.29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5" calcext:value-type="float">
            <text:p>0.95</text:p>
          </table:table-cell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98" calcext:value-type="float">
            <text:p>0.98</text:p>
          </table:table-cell>
          <table:table-cell office:value-type="float" office:value="0.26" calcext:value-type="float">
            <text:p>0.26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5" calcext:value-type="float">
            <text:p>0.95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4" calcext:value-type="float">
            <text:p>0.84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table table:name="gonzalez_svm_oversampled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57" calcext:value-type="float">
            <text:p>0.57</text:p>
          </table:table-cell>
          <table:table-cell office:value-type="float" office:value="1619" calcext:value-type="float">
            <text:p>16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4]+[.C11]+[.C18]+[.C25]+[.C32])/5" office:value-type="float" office:value="0.282" calcext:value-type="float">
            <text:p>0.282</text:p>
          </table:table-cell>
          <table:table-cell table:formula="of:=([.D4]+[.D11]+[.D18]+[.D25]+[.D32])/5" office:value-type="float" office:value="0.56" calcext:value-type="float">
            <text:p>0.56</text:p>
          </table:table-cell>
          <table:table-cell table:formula="of:=([.E4]+[.E11]+[.E18]+[.E25]+[.E32])/5" office:value-type="float" office:value="0.368" calcext:value-type="float">
            <text:p>0.368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11422" calcext:value-type="float">
            <text:p>114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5]+[.C12]+[.C19]+[.C26]+[.C33])/5" office:value-type="float" office:value="0.924" calcext:value-type="float">
            <text:p>0.924</text:p>
          </table:table-cell>
          <table:table-cell table:formula="of:=([.D5]+[.D12]+[.D19]+[.D26]+[.D33])/5" office:value-type="float" office:value="0.786" calcext:value-type="float">
            <text:p>0.786</text:p>
          </table:table-cell>
          <table:table-cell table:formula="of:=([.E5]+[.E12]+[.E19]+[.E26]+[.E33])/5" office:value-type="float" office:value="0.848" calcext:value-type="float">
            <text:p>0.848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13041" calcext:value-type="float">
            <text:p>13041</text:p>
          </table:table-cell>
          <table:table-cell table:number-columns-repeated="6"/>
          <table:table-cell table:formula="of:=([.D7]+[.D14]+[.D21]+[.D28]+[.D35])/5" office:value-type="float" office:value="0.846" calcext:value-type="float">
            <text:p>0.846</text:p>
          </table:table-cell>
          <table:table-cell table:formula="of:=([.E7]+[.E14]+[.E21]+[.E28]+[.E35])/5" office:value-type="float" office:value="0.756" calcext:value-type="float">
            <text:p>0.756</text:p>
          </table:table-cell>
          <table:table-cell table:formula="of:=([.F7]+[.F14]+[.F21]+[.F28]+[.F35])/5" office:value-type="float" office:value="0.79" calcext:value-type="float">
            <text:p>0.7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0.62" calcext:value-type="float">
            <text:p>0.62</text:p>
          </table:table-cell>
          <table:table-cell office:value-type="float" office:value="0.27" calcext:value-type="float">
            <text:p>0.27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6" calcext:value-type="float">
            <text:p>0.96</text:p>
          </table:table-cell>
          <table:table-cell office:value-type="float" office:value="0.74" calcext:value-type="float">
            <text:p>0.74</text:p>
          </table:table-cell>
          <table:table-cell office:value-type="float" office:value="0.84" calcext:value-type="float">
            <text:p>0.84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  <table:table-cell office:value-type="float" office:value="0.79" calcext:value-type="float">
            <text:p>0.79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2" calcext:value-type="float">
            <text:p>0.92</text:p>
          </table:table-cell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4" calcext:value-type="float">
            <text:p>0.84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51" calcext:value-type="float">
            <text:p>0.51</text:p>
          </table:table-cell>
          <table:table-cell office:value-type="float" office:value="0.35" calcext:value-type="float">
            <text:p>0.35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table table:name="gonzales_searn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un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office:value-type="float" office:value="1619" calcext:value-type="float">
            <text:p>16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5]+[.C12]+[.C19]+[.C26]+[.C33])/5" office:value-type="float" office:value="0.322" calcext:value-type="float">
            <text:p>0.322</text:p>
          </table:table-cell>
          <table:table-cell table:formula="of:=([.D5]+[.D12]+[.D19]+[.D26]+[.D33])/5" office:value-type="float" office:value="0.212" calcext:value-type="float">
            <text:p>0.212</text:p>
          </table:table-cell>
          <table:table-cell table:formula="of:=([.E5]+[.E12]+[.E19]+[.E26]+[.E33])/5" office:value-type="float" office:value="0.236" calcext:value-type="float">
            <text:p>0.23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11422" calcext:value-type="float">
            <text:p>114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6]+[.C13]+[.C20]+[.C27]+[.C34])/5" office:value-type="float" office:value="0.89" calcext:value-type="float">
            <text:p>0.89</text:p>
          </table:table-cell>
          <table:table-cell table:formula="of:=([.D6]+[.D13]+[.D20]+[.D27]+[.D34])/5" office:value-type="float" office:value="0.914" calcext:value-type="float">
            <text:p>0.914</text:p>
          </table:table-cell>
          <table:table-cell table:formula="of:=([.E6]+[.E13]+[.E20]+[.E27]+[.E34])/5" office:value-type="float" office:value="0.902" calcext:value-type="float">
            <text:p>0.90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13041" calcext:value-type="float">
            <text:p>13041</text:p>
          </table:table-cell>
          <table:table-cell table:number-columns-repeated="6"/>
          <table:table-cell table:formula="of:=([.D8]+[.D15]+[.D22]+[.D29]+[.D36])/5" office:value-type="float" office:value="0.82" calcext:value-type="float">
            <text:p>0.82</text:p>
          </table:table-cell>
          <table:table-cell table:formula="of:=([.E8]+[.E15]+[.E22]+[.E29]+[.E36])/5" office:value-type="float" office:value="0.824" calcext:value-type="float">
            <text:p>0.824</text:p>
          </table:table-cell>
          <table:table-cell table:formula="of:=([.F8]+[.F15]+[.F22]+[.F29]+[.F36])/5" office:value-type="float" office:value="0.818" calcext:value-type="float">
            <text:p>0.818</text:p>
          </table:table-cell>
        </table:table-row>
        <table:table-row table:style-name="ro1">
          <table:table-cell office:value-type="string" calcext:value-type="string">
            <text:p>run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0.81" calcext:value-type="float">
            <text:p>0.81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table table:name="buschmeier_svmhmm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1619" calcext:value-type="float">
            <text:p>16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4]+[.C11]+[.C18]+[.C25]+[.C32])/5" office:value-type="float" office:value="0.53" calcext:value-type="float">
            <text:p>0.53</text:p>
          </table:table-cell>
          <table:table-cell table:formula="of:=([.D4]+[.D11]+[.D18]+[.D25]+[.D32])/5" office:value-type="float" office:value="0.066" calcext:value-type="float">
            <text:p>0.066</text:p>
          </table:table-cell>
          <table:table-cell table:formula="of:=([.E4]+[.E11]+[.E18]+[.E25]+[.E32])/5" office:value-type="float" office:value="0.116" calcext:value-type="float">
            <text:p>0.11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11422" calcext:value-type="float">
            <text:p>114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5]+[.C12]+[.C19]+[.C26]+[.C33])/5" office:value-type="float" office:value="0.882" calcext:value-type="float">
            <text:p>0.882</text:p>
          </table:table-cell>
          <table:table-cell table:formula="of:=([.D5]+[.D12]+[.D19]+[.D26]+[.D33])/5" office:value-type="float" office:value="0.99" calcext:value-type="float">
            <text:p>0.99</text:p>
          </table:table-cell>
          <table:table-cell table:formula="of:=([.E5]+[.E12]+[.E19]+[.E26]+[.E33])/5" office:value-type="float" office:value="0.932" calcext:value-type="float">
            <text:p>0.93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13041" calcext:value-type="float">
            <text:p>13041</text:p>
          </table:table-cell>
          <table:table-cell table:number-columns-repeated="6"/>
          <table:table-cell table:formula="of:=([.D7]+[.D14]+[.D21]+[.D28]+[.D35])/5" office:value-type="float" office:value="0.842" calcext:value-type="float">
            <text:p>0.842</text:p>
          </table:table-cell>
          <table:table-cell table:formula="of:=([.E7]+[.E14]+[.E21]+[.E28]+[.E35])/5" office:value-type="float" office:value="0.878" calcext:value-type="float">
            <text:p>0.878</text:p>
          </table:table-cell>
          <table:table-cell table:formula="of:=([.F7]+[.F14]+[.F21]+[.F28]+[.F35])/5" office:value-type="float" office:value="0.832" calcext:value-type="float">
            <text:p>0.83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table table:name="buschmeier_crf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C6]+[.C14]+[.C22]+[.C30]+[.C38])/5" office:value-type="float" office:value="0.148" calcext:value-type="float">
            <text:p>0.148</text:p>
          </table:table-cell>
          <table:table-cell table:formula="of:=([.D6]+[.D14]+[.D22]+[.D30]+[.D38])/5" office:value-type="float" office:value="0.032" calcext:value-type="float">
            <text:p>0.032</text:p>
          </table:table-cell>
          <table:table-cell table:formula="of:=([.E6]+[.E14]+[.E22]+[.E30]+[.E38])/5" office:value-type="float" office:value="0.05" calcext:value-type="float">
            <text:p>0.0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1619" calcext:value-type="float">
            <text:p>16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C7]+[.C15]+[.C23]+[.C31]+[.C39])/5" office:value-type="float" office:value="0.85" calcext:value-type="float">
            <text:p>0.85</text:p>
          </table:table-cell>
          <table:table-cell table:formula="of:=([.D7]+[.D15]+[.D23]+[.D31]+[.D39])/5" office:value-type="float" office:value="0.972" calcext:value-type="float">
            <text:p>0.972</text:p>
          </table:table-cell>
          <table:table-cell table:formula="of:=([.E7]+[.E15]+[.E23]+[.E31]+[.E39])/5" office:value-type="float" office:value="0.908" calcext:value-type="float">
            <text:p>0.90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11422" calcext:value-type="float">
            <text:p>1142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[.D9]+[.D17]+[.D25]+[.D33]+[.D41])/5" office:value-type="float" office:value="0.742" calcext:value-type="float">
            <text:p>0.742</text:p>
          </table:table-cell>
          <table:table-cell table:formula="of:=([.E9]+[.E17]+[.E25]+[.E33]+[.E41])/5" office:value-type="float" office:value="0.826" calcext:value-type="float">
            <text:p>0.826</text:p>
          </table:table-cell>
          <table:table-cell table:formula="of:=([.F9]+[.F17]+[.F25]+[.F33]+[.F41])/5" office:value-type="float" office:value="0.776" calcext:value-type="float">
            <text:p>0.7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13097" calcext:value-type="float">
            <text:p>1309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2924" calcext:value-type="float">
            <text:p>292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6" calcext:value-type="float">
            <text:p>0.76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3367" calcext:value-type="float">
            <text:p>336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2959" calcext:value-type="float">
            <text:p>295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3547" calcext:value-type="float">
            <text:p>354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527" calcext:value-type="float">
            <text:p>5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2890" calcext:value-type="float">
            <text:p>289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3599" calcext:value-type="float">
            <text:p>3599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1619" calcext:value-type="float">
            <text:p>16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11422" calcext:value-type="float">
            <text:p>1142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13097" calcext:value-type="float">
            <text:p>13097</text:p>
          </table:table-cell>
          <table:table-cell table:number-columns-repeated="6"/>
        </table:table-row>
      </table:table>
      <table:table table:name="buschmeier_svmos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1619" calcext:value-type="float">
            <text:p>16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5]+[.C12]+[.C19]+[.C26]+[.C33])/5" office:value-type="float" office:value="0.32" calcext:value-type="float">
            <text:p>0.32</text:p>
          </table:table-cell>
          <table:table-cell table:formula="of:=([.D5]+[.D12]+[.D19]+[.D26]+[.D33])/5" office:value-type="float" office:value="0.504" calcext:value-type="float">
            <text:p>0.504</text:p>
          </table:table-cell>
          <table:table-cell table:formula="of:=([.E5]+[.E12]+[.E19]+[.E26]+[.E33])/5" office:value-type="float" office:value="0.376" calcext:value-type="float">
            <text:p>0.376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float" office:value="11422" calcext:value-type="float">
            <text:p>114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6]+[.C13]+[.C20]+[.C27]+[.C34])/5" office:value-type="float" office:value="0.92" calcext:value-type="float">
            <text:p>0.92</text:p>
          </table:table-cell>
          <table:table-cell table:formula="of:=([.D6]+[.D13]+[.D20]+[.D27]+[.D34])/5" office:value-type="float" office:value="0.818" calcext:value-type="float">
            <text:p>0.818</text:p>
          </table:table-cell>
          <table:table-cell table:formula="of:=([.E6]+[.E13]+[.E20]+[.E27]+[.E34])/5" office:value-type="float" office:value="0.866" calcext:value-type="float">
            <text:p>0.86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13041" calcext:value-type="float">
            <text:p>13041</text:p>
          </table:table-cell>
          <table:table-cell table:number-columns-repeated="6"/>
          <table:table-cell table:formula="of:=([.D8]+[.D15]+[.D22]+[.D29]+[.D36])/5" office:value-type="float" office:value="0.846" calcext:value-type="float">
            <text:p>0.846</text:p>
          </table:table-cell>
          <table:table-cell table:formula="of:=([.E8]+[.E15]+[.E22]+[.E29]+[.E36])/5" office:value-type="float" office:value="0.778" calcext:value-type="float">
            <text:p>0.778</text:p>
          </table:table-cell>
          <table:table-cell table:formula="of:=([.F8]+[.F15]+[.F22]+[.F29]+[.F36])/5" office:value-type="float" office:value="0.804" calcext:value-type="float">
            <text:p>0.80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0.54" calcext:value-type="float">
            <text:p>0.54</text:p>
          </table:table-cell>
          <table:table-cell office:value-type="float" office:value="0.26" calcext:value-type="float">
            <text:p>0.26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5" calcext:value-type="float">
            <text:p>0.95</text:p>
          </table:table-cell>
          <table:table-cell office:value-type="float" office:value="0.77" calcext:value-type="float">
            <text:p>0.77</text:p>
          </table:table-cell>
          <table:table-cell office:value-type="float" office:value="0.85" calcext:value-type="float">
            <text:p>0.85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46" calcext:value-type="float">
            <text:p>0.46</text:p>
          </table:table-cell>
          <table:table-cell office:value-type="float" office:value="0.29" calcext:value-type="float">
            <text:p>0.29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1" calcext:value-type="float">
            <text:p>0.91</text:p>
          </table:table-cell>
          <table:table-cell office:value-type="float" office:value="0.77" calcext:value-type="float">
            <text:p>0.77</text:p>
          </table:table-cell>
          <table:table-cell office:value-type="float" office:value="0.84" calcext:value-type="float">
            <text:p>0.84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3" calcext:value-type="float">
            <text:p>0.83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9" calcext:value-type="float">
            <text:p>0.79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table table:name="joshi_svmhmm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269" calcext:value-type="float">
            <text:p>26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5]+[.C12]+[.C19]+[.C26]+[.C33])/5" office:value-type="float" office:value="0.872" calcext:value-type="float">
            <text:p>0.872</text:p>
          </table:table-cell>
          <table:table-cell table:formula="of:=([.D5]+[.D12]+[.D19]+[.D26]+[.D33])/5" office:value-type="float" office:value="0.824" calcext:value-type="float">
            <text:p>0.824</text:p>
          </table:table-cell>
          <table:table-cell table:formula="of:=([.E5]+[.E12]+[.E19]+[.E26]+[.E33])/5" office:value-type="float" office:value="0.846" calcext:value-type="float">
            <text:p>0.84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3753" calcext:value-type="float">
            <text:p>375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6]+[.C13]+[.C20]+[.C27]+[.C34])/5" office:value-type="float" office:value="0.978" calcext:value-type="float">
            <text:p>0.978</text:p>
          </table:table-cell>
          <table:table-cell table:formula="of:=([.D6]+[.D13]+[.D20]+[.D27]+[.D34])/5" office:value-type="float" office:value="0.986" calcext:value-type="float">
            <text:p>0.986</text:p>
          </table:table-cell>
          <table:table-cell table:formula="of:=([.E6]+[.E13]+[.E20]+[.E27]+[.E34])/5" office:value-type="float" office:value="0.982" calcext:value-type="float">
            <text:p>0.98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0.97" calcext:value-type="float">
            <text:p>0.97</text:p>
          </table:table-cell>
          <table:table-cell office:value-type="float" office:value="4022" calcext:value-type="float">
            <text:p>4022</text:p>
          </table:table-cell>
          <table:table-cell table:number-columns-repeated="6"/>
          <table:table-cell table:formula="of:=([.D8]+[.D15]+[.D22]+[.D29]+[.D36])/5" office:value-type="float" office:value="0.966" calcext:value-type="float">
            <text:p>0.966</text:p>
          </table:table-cell>
          <table:table-cell table:formula="of:=([.E8]+[.E15]+[.E22]+[.E29]+[.E36])/5" office:value-type="float" office:value="0.966" calcext:value-type="float">
            <text:p>0.966</text:p>
          </table:table-cell>
          <table:table-cell table:formula="of:=([.F8]+[.F15]+[.F22]+[.F29]+[.F36])/5" office:value-type="float" office:value="0.966" calcext:value-type="float">
            <text:p>0.96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0.97" calcext:value-type="float">
            <text:p>0.97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0.97" calcext:value-type="float">
            <text:p>0.97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table table:name="joshi_crf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C4]+[.C12]+[.C20]+[.C28]+[.C36])/5" office:value-type="float" office:value="0.132" calcext:value-type="float">
            <text:p>0.132</text:p>
          </table:table-cell>
          <table:table-cell table:formula="of:=([.D4]+[.D12]+[.D20]+[.D28]+[.D36])/5" office:value-type="float" office:value="0.118" calcext:value-type="float">
            <text:p>0.118</text:p>
          </table:table-cell>
          <table:table-cell table:formula="of:=([.E4]+[.E12]+[.E20]+[.E28]+[.E36])/5" office:value-type="float" office:value="0.124" calcext:value-type="float">
            <text:p>0.12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1619" calcext:value-type="float">
            <text:p>16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C5]+[.C13]+[.C21]+[.C29]+[.C37])/5" office:value-type="float" office:value="0.85" calcext:value-type="float">
            <text:p>0.85</text:p>
          </table:table-cell>
          <table:table-cell table:formula="of:=([.D5]+[.D13]+[.D21]+[.D29]+[.D37])/5" office:value-type="float" office:value="0.896" calcext:value-type="float">
            <text:p>0.896</text:p>
          </table:table-cell>
          <table:table-cell table:formula="of:=([.E5]+[.E13]+[.E21]+[.E29]+[.E37])/5" office:value-type="float" office:value="0.874" calcext:value-type="float">
            <text:p>0.87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11422" calcext:value-type="float">
            <text:p>11422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[.D7]+[.D15]+[.D23]+[.D31]+[.D39])/5" office:value-type="float" office:value="0.74" calcext:value-type="float">
            <text:p>0.74</text:p>
          </table:table-cell>
          <table:table-cell table:formula="of:=([.E7]+[.E15]+[.E23]+[.E31]+[.E39])/5" office:value-type="float" office:value="0.776" calcext:value-type="float">
            <text:p>0.776</text:p>
          </table:table-cell>
          <table:table-cell table:formula="of:=([.F7]+[.F15]+[.F23]+[.F31]+[.F39])/5"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13097" calcext:value-type="float">
            <text:p>1309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2924" calcext:value-type="float">
            <text:p>292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3367" calcext:value-type="float">
            <text:p>336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2959" calcext:value-type="float">
            <text:p>295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0.74" calcext:value-type="float">
            <text:p>0.74</text:p>
          </table:table-cell>
          <table:table-cell office:value-type="float" office:value="3547" calcext:value-type="float">
            <text:p>354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527" calcext:value-type="float">
            <text:p>5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2890" calcext:value-type="float">
            <text:p>289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0.69" calcext:value-type="float">
            <text:p>0.69</text:p>
          </table:table-cell>
          <table:table-cell office:value-type="float" office:value="3599" calcext:value-type="float">
            <text:p>3599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1619" calcext:value-type="float">
            <text:p>16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11422" calcext:value-type="float">
            <text:p>1142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13097" calcext:value-type="float">
            <text:p>13097</text:p>
          </table:table-cell>
          <table:table-cell table:number-columns-repeated="6"/>
        </table:table-row>
      </table:table>
      <table:table table:name="joshi_svmosam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office:value-type="float" office:value="1619" calcext:value-type="float">
            <text:p>16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4]+[.C11]+[.C18]+[.C25]+[.C32])/5" office:value-type="float" office:value="0.726" calcext:value-type="float">
            <text:p>0.726</text:p>
          </table:table-cell>
          <table:table-cell table:formula="of:=([.D4]+[.D11]+[.D18]+[.D25]+[.D32])/5" office:value-type="float" office:value="0.952" calcext:value-type="float">
            <text:p>0.952</text:p>
          </table:table-cell>
          <table:table-cell table:formula="of:=([.E4]+[.E11]+[.E18]+[.E25]+[.E32])/5"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11422" calcext:value-type="float">
            <text:p>114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5]+[.C12]+[.C19]+[.C26]+[.C33])/5" office:value-type="float" office:value="0.994" calcext:value-type="float">
            <text:p>0.994</text:p>
          </table:table-cell>
          <table:table-cell table:formula="of:=([.D5]+[.D12]+[.D19]+[.D26]+[.D33])/5" office:value-type="float" office:value="0.948" calcext:value-type="float">
            <text:p>0.948</text:p>
          </table:table-cell>
          <table:table-cell table:formula="of:=([.E5]+[.E12]+[.E19]+[.E26]+[.E33])/5" office:value-type="float" office:value="0.972" calcext:value-type="float">
            <text:p>0.97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0.97" calcext:value-type="float">
            <text:p>0.97</text:p>
          </table:table-cell>
          <table:table-cell office:value-type="float" office:value="13041" calcext:value-type="float">
            <text:p>13041</text:p>
          </table:table-cell>
          <table:table-cell table:number-columns-repeated="6"/>
          <table:table-cell table:formula="of:=([.D7]+[.D14]+[.D21]+[.D28]+[.D35])/5" office:value-type="float" office:value="0.958" calcext:value-type="float">
            <text:p>0.958</text:p>
          </table:table-cell>
          <table:table-cell table:formula="of:=([.E7]+[.E14]+[.E21]+[.E28]+[.E35])/5" office:value-type="float" office:value="0.952" calcext:value-type="float">
            <text:p>0.952</text:p>
          </table:table-cell>
          <table:table-cell table:formula="of:=([.F7]+[.F14]+[.F21]+[.F28]+[.F35])/5" office:value-type="float" office:value="0.954" calcext:value-type="float">
            <text:p>0.95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95" calcext:value-type="float">
            <text:p>0.95</text:p>
          </table:table-cell>
          <table:table-cell office:value-type="float" office:value="0.74" calcext:value-type="float">
            <text:p>0.74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table table:name="joshi_svmusam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99" calcext:value-type="float">
            <text:p>0.99</text:p>
          </table:table-cell>
          <table:table-cell office:value-type="float" office:value="0.68" calcext:value-type="float">
            <text:p>0.68</text:p>
          </table:table-cell>
          <table:table-cell office:value-type="float" office:value="1619" calcext:value-type="float">
            <text:p>16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5]+[.C12]+[.C19]+[.C26]+[.C33])/5" office:value-type="float" office:value="0.514" calcext:value-type="float">
            <text:p>0.514</text:p>
          </table:table-cell>
          <table:table-cell table:formula="of:=([.D5]+[.D12]+[.D19]+[.D26]+[.D33])/5" office:value-type="float" office:value="0.986" calcext:value-type="float">
            <text:p>0.986</text:p>
          </table:table-cell>
          <table:table-cell table:formula="of:=([.E5]+[.E12]+[.E19]+[.E26]+[.E33])/5" office:value-type="float" office:value="0.674" calcext:value-type="float">
            <text:p>0.674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11422" calcext:value-type="float">
            <text:p>114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6]+[.C13]+[.C20]+[.C27]+[.C34])/5" office:value-type="float" office:value="1" calcext:value-type="float">
            <text:p>1</text:p>
          </table:table-cell>
          <table:table-cell table:formula="of:=([.D6]+[.D13]+[.D20]+[.D27]+[.D34])/5" office:value-type="float" office:value="0.872" calcext:value-type="float">
            <text:p>0.872</text:p>
          </table:table-cell>
          <table:table-cell table:formula="of:=([.E6]+[.E13]+[.E20]+[.E27]+[.E34])/5" office:value-type="float" office:value="0.93" calcext:value-type="float">
            <text:p>0.9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13041" calcext:value-type="float">
            <text:p>13041</text:p>
          </table:table-cell>
          <table:table-cell table:number-columns-repeated="6"/>
          <table:table-cell table:formula="of:=([.D8]+[.D15]+[.D22]+[.D29]+[.D36])/5" office:value-type="float" office:value="0.94" calcext:value-type="float">
            <text:p>0.94</text:p>
          </table:table-cell>
          <table:table-cell table:formula="of:=([.E8]+[.E15]+[.E22]+[.E29]+[.E36])/5" office:value-type="float" office:value="0.886" calcext:value-type="float">
            <text:p>0.886</text:p>
          </table:table-cell>
          <table:table-cell table:formula="of:=([.F8]+[.F15]+[.F22]+[.F29]+[.F36])/5" office:value-type="float" office:value="0.9" calcext:value-type="float">
            <text:p>0.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99" calcext:value-type="float">
            <text:p>0.99</text:p>
          </table:table-cell>
          <table:table-cell office:value-type="float" office:value="0.59" calcext:value-type="float">
            <text:p>0.59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99" calcext:value-type="float">
            <text:p>0.99</text:p>
          </table:table-cell>
          <table:table-cell office:value-type="float" office:value="0.65" calcext:value-type="float">
            <text:p>0.65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0.71" calcext:value-type="float">
            <text:p>0.71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98" calcext:value-type="float">
            <text:p>0.98</text:p>
          </table:table-cell>
          <table:table-cell office:value-type="float" office:value="0.74" calcext:value-type="float">
            <text:p>0.74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table table:name="buschmeier_nb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./run1/train_t22.q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71" calcext:value-type="float">
            <text:p>0.71</text:p>
          </table:table-cell>
          <table:table-cell office:value-type="float" office:value="0.11" calcext:value-type="float">
            <text:p>0.11</text:p>
          </table:table-cell>
          <table:table-cell office:value-type="float" office:value="269" calcext:value-type="float">
            <text:p>26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5]+[.C12]+[.C19]+[.C26]+[.C33])/5" office:value-type="float" office:value="0.098" calcext:value-type="float">
            <text:p>0.098</text:p>
          </table:table-cell>
          <table:table-cell table:formula="of:=([.D5]+[.D12]+[.D19]+[.D26]+[.D33])/5" office:value-type="float" office:value="0.688" calcext:value-type="float">
            <text:p>0.688</text:p>
          </table:table-cell>
          <table:table-cell table:formula="of:=([.E5]+[.E12]+[.E19]+[.E26]+[.E33])/5" office:value-type="float" office:value="0.172" calcext:value-type="float">
            <text:p>0.17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1" calcext:value-type="float">
            <text:p>0.91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3753" calcext:value-type="float">
            <text:p>375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6]+[.C13]+[.C20]+[.C27]+[.C34])/5" office:value-type="float" office:value="0.848" calcext:value-type="float">
            <text:p>0.848</text:p>
          </table:table-cell>
          <table:table-cell table:formula="of:=([.D6]+[.D13]+[.D20]+[.D27]+[.D34])/5" office:value-type="float" office:value="0.22" calcext:value-type="float">
            <text:p>0.22</text:p>
          </table:table-cell>
          <table:table-cell table:formula="of:=([.E6]+[.E13]+[.E20]+[.E27]+[.E34])/5" office:value-type="float" office:value="0.348" calcext:value-type="float">
            <text:p>0.348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5" calcext:value-type="float">
            <text:p>0.85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office:value-type="float" office:value="4022" calcext:value-type="float">
            <text:p>4022</text:p>
          </table:table-cell>
          <table:table-cell table:number-columns-repeated="6"/>
          <table:table-cell table:formula="of:=([.D8]+[.D15]+[.D22]+[.D29]+[.D36])/5" office:value-type="float" office:value="0.766" calcext:value-type="float">
            <text:p>0.766</text:p>
          </table:table-cell>
          <table:table-cell table:formula="of:=([.E8]+[.E15]+[.E22]+[.E29]+[.E36])/5" office:value-type="float" office:value="0.272" calcext:value-type="float">
            <text:p>0.272</text:p>
          </table:table-cell>
          <table:table-cell table:formula="of:=([.F8]+[.F15]+[.F22]+[.F29]+[.F36])/5" office:value-type="float" office:value="0.328" calcext:value-type="float">
            <text:p>0.328</text:p>
          </table:table-cell>
        </table:table-row>
        <table:table-row table:style-name="ro1">
          <table:table-cell office:value-type="string" calcext:value-type="string">
            <text:p>./run2/train_t22.q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69" calcext:value-type="float">
            <text:p>0.69</text:p>
          </table:table-cell>
          <table:table-cell office:value-type="float" office:value="0.13" calcext:value-type="float">
            <text:p>0.13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3" calcext:value-type="float">
            <text:p>0.83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/run3/train_t22.q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office:value-type="float" office:value="0.18" calcext:value-type="float">
            <text:p>0.18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5" calcext:value-type="float">
            <text:p>0.75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/run4/train_t22.q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66" calcext:value-type="float">
            <text:p>0.66</text:p>
          </table:table-cell>
          <table:table-cell office:value-type="float" office:value="0.22" calcext:value-type="float">
            <text:p>0.22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.79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69" calcext:value-type="float">
            <text:p>0.69</text:p>
          </table:table-cell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/run5/train_t22.q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69" calcext:value-type="float">
            <text:p>0.69</text:p>
          </table:table-cell>
          <table:table-cell office:value-type="float" office:value="0.22" calcext:value-type="float">
            <text:p>0.22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table table:name="gonzales_nb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./run1/train_t20.q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619" calcext:value-type="float">
            <text:p>16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C5]+[.C12]+[.C19]+[.C26]+[.C33])/5" office:value-type="float" office:value="0.284" calcext:value-type="float">
            <text:p>0.284</text:p>
          </table:table-cell>
          <table:table-cell table:formula="of:=([.D5]+[.D12]+[.D19]+[.D26]+[.D33])/5" office:value-type="float" office:value="0.478" calcext:value-type="float">
            <text:p>0.478</text:p>
          </table:table-cell>
          <table:table-cell table:formula="of:=([.E5]+[.E12]+[.E19]+[.E26]+[.E33])/5" office:value-type="float" office:value="0.146" calcext:value-type="float">
            <text:p>0.14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1422" calcext:value-type="float">
            <text:p>114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C6]+[.C13]+[.C20]+[.C27]+[.C34])/5" office:value-type="float" office:value="0.844" calcext:value-type="float">
            <text:p>0.844</text:p>
          </table:table-cell>
          <table:table-cell table:formula="of:=([.D6]+[.D13]+[.D20]+[.D27]+[.D34])/5" office:value-type="float" office:value="0.434" calcext:value-type="float">
            <text:p>0.434</text:p>
          </table:table-cell>
          <table:table-cell table:formula="of:=([.E6]+[.E13]+[.E20]+[.E27]+[.E34])/5" office:value-type="float" office:value="0.534" calcext:value-type="float">
            <text:p>0.53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13041" calcext:value-type="float">
            <text:p>13041</text:p>
          </table:table-cell>
          <table:table-cell table:number-columns-repeated="6"/>
          <table:table-cell table:formula="of:=([.D8]+[.D15]+[.D22]+[.D29]+[.D36])/5" office:value-type="float" office:value="0.772" calcext:value-type="float">
            <text:p>0.772</text:p>
          </table:table-cell>
          <table:table-cell table:formula="of:=([.E8]+[.E15]+[.E22]+[.E29]+[.E36])/5" office:value-type="float" office:value="0.438" calcext:value-type="float">
            <text:p>0.438</text:p>
          </table:table-cell>
          <table:table-cell table:formula="of:=([.F8]+[.F15]+[.F22]+[.F29]+[.F36])/5" office:value-type="float" office:value="0.484" calcext:value-type="float">
            <text:p>0.484</text:p>
          </table:table-cell>
        </table:table-row>
        <table:table-row table:style-name="ro1">
          <table:table-cell office:value-type="string" calcext:value-type="string">
            <text:p>./run2/train_t20.q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0.29" calcext:value-type="float">
            <text:p>0.29</text:p>
          </table:table-cell>
          <table:table-cell office:value-type="float" office:value="0.44" calcext:value-type="float">
            <text:p>0.44</text:p>
          </table:table-cell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82" calcext:value-type="float">
            <text:p>0.82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float" office:value="3181" calcext:value-type="float">
            <text:p>3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/run3/train_t20.q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17" calcext:value-type="float">
            <text:p>0.17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5" calcext:value-type="float">
            <text:p>0.75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353" calcext:value-type="float">
            <text:p>33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/run4/train_t20.q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21" calcext:value-type="float">
            <text:p>0.21</text:p>
          </table:table-cell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69" calcext:value-type="float">
            <text:p>0.69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/run5/train_t20.q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0.2" calcext:value-type="float">
            <text:p>0.2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2649" calcext:value-type="float">
            <text:p>264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office:value-type="float" office:value="0.71" calcext:value-type="float">
            <text:p>0.71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3090" calcext:value-type="float">
            <text:p>309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1:33:08.815372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01:10:52.272096942</meta:creation-date>
    <dc:date>2016-03-10T12:00:35.980024547</dc:date>
    <meta:editing-duration>PT5H3M17S</meta:editing-duration>
    <meta:editing-cycles>22</meta:editing-cycles>
    <meta:generator>LibreOffice/4.2.8.2$Linux_X86_64 LibreOffice_project/420m0$Build-2</meta:generator>
    <meta:document-statistic meta:table-count="18" meta:cell-count="2285" meta:object-count="0"/>
  </office:meta>
</office:document-meta>
</file>